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styles.xml"/>
  <manifest:file-entry manifest:media-type="" manifest:full-path="Object 1/Pictures/2000000D000000DF000000DFA1622F59.svm"/>
  <manifest:file-entry manifest:media-type="" manifest:full-path="Object 1/Pictures/2000000D000000DD000000DDDC7CCDFB.svm"/>
  <manifest:file-entry manifest:media-type="" manifest:full-path="Object 1/Pictures/2000000D000000DF000000DF0850DF3F.svm"/>
  <manifest:file-entry manifest:media-type="" manifest:full-path="Object 1/Pictures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" manifest:full-path="Object 2/Pictures/2000000D000000DF000000DF9D6463D4.svm"/>
  <manifest:file-entry manifest:media-type="" manifest:full-path="Object 2/Pictures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" manifest:full-path="Object 3/Pictures/2000000D000000DF000000DF903272BD.svm"/>
  <manifest:file-entry manifest:media-type="" manifest:full-path="Object 3/Pictures/2000000D000000DF000000DF336B7471.svm"/>
  <manifest:file-entry manifest:media-type="" manifest:full-path="Object 3/Pictures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" manifest:full-path="Object 4/Pictures/2000000D000000DD000000DDDC7CCDFB.svm"/>
  <manifest:file-entry manifest:media-type="" manifest:full-path="Object 4/Pictures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5.355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1.75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style:style style:name="ce1" style:family="table-cell" style:parent-style-name="Default" style:data-style-name="N3"/>
    <style:style style:name="ce2" style:family="table-cell" style:parent-style-name="Default" style:data-style-name="N2"/>
    <style:style style:name="gr1" style:family="graphic">
      <style:graphic-properties draw:ole-draw-aspect="1"/>
    </style:style>
  </office:automatic-styles>
  <office:body>
    <office:spreadsheet>
      <table:table table:name="Tabelle1" table:style-name="ta1" table:print="false">
        <table:shapes>
          <draw:frame draw:z-index="0" draw:style-name="gr1" svg:width="29.306cm" svg:height="15.978cm" svg:x="4.784cm" svg:y="7.26cm">
            <draw:object draw:notify-on-update-of-ranges="Tabelle1.B1:Tabelle1.L1 Tabelle1.A2:Tabelle1.A2 Tabelle1.B2:Tabelle1.L2 Tabelle1.A3:Tabelle1.A3 Tabelle1.B3:Tabelle1.L3 Tabelle1.A4:Tabelle1.A4 Tabelle1.B4:Tabelle1.L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29.311cm" svg:height="15.979cm" svg:x="5.116cm" svg:y="24.424cm">
            <draw:object draw:notify-on-update-of-ranges="Tabelle1.B10:Tabelle1.L10 Tabelle1.A11:Tabelle1.A11 Tabelle1.B11:Tabelle1.L11 Tabelle1.A12:Tabelle1.A12 Tabelle1.B12:Tabelle1.L12 Tabelle1.A13:Tabelle1.A13 Tabelle1.B13:Tabelle1.L13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1" table:default-cell-style-name="ce1"/>
        <table:table-column table:style-name="co2" table:default-cell-style-name="Default"/>
        <table:table-row table:style-name="ro1">
          <table:table-cell office:value-type="string">
            <text:p>Schuljahr</text:p>
          </table:table-cell>
          <table:table-cell table:style-name="Default" office:value-type="float" office:value="2000">
            <text:p>2000</text:p>
          </table:table-cell>
          <table:table-cell table:style-name="Default" office:value-type="float" office:value="2001">
            <text:p>2001</text:p>
          </table:table-cell>
          <table:table-cell table:style-name="Default" table:formula="of:=[.C1]+1" office:value-type="float" office:value="2002">
            <text:p>2002</text:p>
          </table:table-cell>
          <table:table-cell table:style-name="Default" table:formula="of:=[.D1]+1" office:value-type="float" office:value="2003">
            <text:p>2003</text:p>
          </table:table-cell>
          <table:table-cell table:style-name="Default" table:formula="of:=[.E1]+1" office:value-type="float" office:value="2004">
            <text:p>2004</text:p>
          </table:table-cell>
          <table:table-cell table:style-name="Default" table:formula="of:=[.F1]+1" office:value-type="float" office:value="2005">
            <text:p>2005</text:p>
          </table:table-cell>
          <table:table-cell table:style-name="Default" table:formula="of:=[.G1]+1" office:value-type="float" office:value="2006">
            <text:p>2006</text:p>
          </table:table-cell>
          <table:table-cell table:style-name="Default" table:formula="of:=[.H1]+1" office:value-type="float" office:value="2007">
            <text:p>2007</text:p>
          </table:table-cell>
          <table:table-cell table:style-name="Default" table:formula="of:=[.I1]+1" office:value-type="float" office:value="2008">
            <text:p>2008</text:p>
          </table:table-cell>
          <table:table-cell table:style-name="Default" table:formula="of:=[.J1]+1" office:value-type="float" office:value="2009">
            <text:p>2009</text:p>
          </table:table-cell>
          <table:table-cell table:style-name="Default" table:formula="of:=[.K1]+1" office:value-type="float" office:value="2010">
            <text:p>2010</text:p>
          </table:table-cell>
          <table:table-cell table:formula="of:=[.L1]+1" office:value-type="float" office:value="2011">
            <text:p>2011</text:p>
          </table:table-cell>
        </table:table-row>
        <table:table-row table:style-name="ro1">
          <table:table-cell office:value-type="string">
            <text:p>Schüler aller Schulen</text:p>
          </table:table-cell>
          <table:table-cell office:value-type="float" office:value="2859677">
            <text:p>2.859.677</text:p>
          </table:table-cell>
          <table:table-cell office:value-type="float" office:value="2871584">
            <text:p>2.871.584</text:p>
          </table:table-cell>
          <table:table-cell office:value-type="float" office:value="2886101">
            <text:p>2.886.101</text:p>
          </table:table-cell>
          <table:table-cell office:value-type="float" office:value="2908107">
            <text:p>2.908.107</text:p>
          </table:table-cell>
          <table:table-cell office:value-type="float" office:value="2913332">
            <text:p>2.913.332</text:p>
          </table:table-cell>
          <table:table-cell office:value-type="float" office:value="2903426">
            <text:p>2.903.426</text:p>
          </table:table-cell>
          <table:table-cell office:value-type="float" office:value="2880193">
            <text:p>2.880.193</text:p>
          </table:table-cell>
          <table:table-cell office:value-type="float" office:value="2861251">
            <text:p>2.861.251</text:p>
          </table:table-cell>
          <table:table-cell office:value-type="float" office:value="2826162">
            <text:p>2.826.162</text:p>
          </table:table-cell>
          <table:table-cell office:value-type="float" office:value="2799259">
            <text:p>2.799.259</text:p>
          </table:table-cell>
          <table:table-cell office:value-type="float" office:value="2754304">
            <text:p>2.754.304</text:p>
          </table:table-cell>
          <table:table-cell table:style-name="ce1"/>
        </table:table-row>
        <table:table-row table:style-name="ro1">
          <table:table-cell office:value-type="string">
            <text:p>Berufskolleg (ohne FörderBKs)</text:p>
          </table:table-cell>
          <table:table-cell office:value-type="float" office:value="546994">
            <text:p>546.994</text:p>
          </table:table-cell>
          <table:table-cell office:value-type="float" office:value="554220">
            <text:p>554.220</text:p>
          </table:table-cell>
          <table:table-cell office:value-type="float" office:value="557089">
            <text:p>557.089</text:p>
          </table:table-cell>
          <table:table-cell office:value-type="float" office:value="562632">
            <text:p>562.632</text:p>
          </table:table-cell>
          <table:table-cell office:value-type="float" office:value="573006">
            <text:p>573.006</text:p>
          </table:table-cell>
          <table:table-cell office:value-type="float" office:value="581101">
            <text:p>581.101</text:p>
          </table:table-cell>
          <table:table-cell office:value-type="float" office:value="588638">
            <text:p>588.638</text:p>
          </table:table-cell>
          <table:table-cell office:value-type="float" office:value="603691">
            <text:p>603.691</text:p>
          </table:table-cell>
          <table:table-cell office:value-type="float" office:value="613070">
            <text:p>613.070</text:p>
          </table:table-cell>
          <table:table-cell office:value-type="float" office:value="614890">
            <text:p>614.890</text:p>
          </table:table-cell>
          <table:table-cell office:value-type="float" office:value="605765">
            <text:p>605.765</text:p>
          </table:table-cell>
          <table:table-cell table:style-name="ce1"/>
        </table:table-row>
        <table:table-row table:style-name="ro1">
          <table:table-cell office:value-type="string">
            <text:p>Förderschüler (Primarstufe und Sekundarstufen I u.II)</text:p>
          </table:table-cell>
          <table:table-cell office:value-type="float" office:value="100120">
            <text:p>100.120</text:p>
          </table:table-cell>
          <table:table-cell office:value-type="float" office:value="104099">
            <text:p>104.099</text:p>
          </table:table-cell>
          <table:table-cell office:value-type="float" office:value="107962">
            <text:p>107.962</text:p>
          </table:table-cell>
          <table:table-cell office:value-type="float" office:value="110650">
            <text:p>110.650</text:p>
          </table:table-cell>
          <table:table-cell office:value-type="float" office:value="111085">
            <text:p>111.085</text:p>
          </table:table-cell>
          <table:table-cell office:value-type="float" office:value="109824">
            <text:p>109.824</text:p>
          </table:table-cell>
          <table:table-cell office:value-type="float" office:value="109883">
            <text:p>109.883</text:p>
          </table:table-cell>
          <table:table-cell office:value-type="float" office:value="109636">
            <text:p>109.636</text:p>
          </table:table-cell>
          <table:table-cell office:value-type="float" office:value="108854">
            <text:p>108.854</text:p>
          </table:table-cell>
          <table:table-cell office:value-type="float" office:value="108021">
            <text:p>108.021</text:p>
          </table:table-cell>
          <table:table-cell office:value-type="float" office:value="105545">
            <text:p>105.545</text:p>
          </table:table-cell>
          <table:table-cell table:style-name="ce1"/>
        </table:table-row>
        <table:table-row table:style-name="ro1" table:number-rows-repeated="2">
          <table:table-cell/>
          <table:table-cell table:style-name="Default" table:number-columns-repeated="11"/>
          <table:table-cell/>
        </table:table-row>
        <table:table-row table:style-name="ro1">
          <table:table-cell/>
          <table:table-cell table:style-name="ce2" table:formula="of:=100*[.B3]/[.B2]" office:value-type="float" office:value="19.1278245759923">
            <text:p>19,13</text:p>
          </table:table-cell>
          <table:table-cell table:style-name="ce2" table:formula="of:=100*[.C3]/[.C2]" office:value-type="float" office:value="19.3001493252505">
            <text:p>19,30</text:p>
          </table:table-cell>
          <table:table-cell table:style-name="ce2" table:formula="of:=100*[.D3]/[.D2]" office:value-type="float" office:value="19.3024776333191">
            <text:p>19,30</text:p>
          </table:table-cell>
          <table:table-cell table:style-name="ce2" table:formula="of:=100*[.E3]/[.E2]" office:value-type="float" office:value="19.3470185244216">
            <text:p>19,35</text:p>
          </table:table-cell>
          <table:table-cell table:style-name="ce2" table:formula="of:=100*[.F3]/[.F2]" office:value-type="float" office:value="19.6684071708957">
            <text:p>19,67</text:p>
          </table:table-cell>
          <table:table-cell table:style-name="ce2" table:formula="of:=100*[.G3]/[.G2]" office:value-type="float" office:value="20.0143210124866">
            <text:p>20,01</text:p>
          </table:table-cell>
          <table:table-cell table:style-name="ce2" table:formula="of:=100*[.H3]/[.H2]" office:value-type="float" office:value="20.4374498514509">
            <text:p>20,44</text:p>
          </table:table-cell>
          <table:table-cell table:style-name="ce2" table:formula="of:=100*[.I3]/[.I2]" office:value-type="float" office:value="21.0988480213725">
            <text:p>21,10</text:p>
          </table:table-cell>
          <table:table-cell table:style-name="ce2" table:formula="of:=100*[.J3]/[.J2]" office:value-type="float" office:value="21.6926701300209">
            <text:p>21,69</text:p>
          </table:table-cell>
          <table:table-cell table:style-name="ce2" table:formula="of:=100*[.K3]/[.K2]" office:value-type="float" office:value="21.9661703329345">
            <text:p>21,97</text:p>
          </table:table-cell>
          <table:table-cell table:style-name="ce2" table:formula="of:=100*[.L3]/[.L2]" office:value-type="float" office:value="21.9933965168696">
            <text:p>21,99</text:p>
          </table:table-cell>
          <table:table-cell table:style-name="ce2"/>
        </table:table-row>
        <table:table-row table:style-name="ro1">
          <table:table-cell/>
          <table:table-cell table:style-name="ce2" table:formula="of:=100*[.B4]/[.B2]" office:value-type="float" office:value="3.50109470405224">
            <text:p>3,50</text:p>
          </table:table-cell>
          <table:table-cell table:style-name="ce2" table:formula="of:=100*[.C4]/[.C2]" office:value-type="float" office:value="3.62514208186144">
            <text:p>3,63</text:p>
          </table:table-cell>
          <table:table-cell table:style-name="ce2" table:formula="of:=100*[.D4]/[.D2]" office:value-type="float" office:value="3.74075612738432">
            <text:p>3,74</text:p>
          </table:table-cell>
          <table:table-cell table:style-name="ce2" table:formula="of:=100*[.E4]/[.E2]" office:value-type="float" office:value="3.80488063197124">
            <text:p>3,80</text:p>
          </table:table-cell>
          <table:table-cell table:style-name="ce2" table:formula="of:=100*[.F4]/[.F2]" office:value-type="float" office:value="3.81298801509749">
            <text:p>3,81</text:p>
          </table:table-cell>
          <table:table-cell table:style-name="ce2" table:formula="of:=100*[.G4]/[.G2]" office:value-type="float" office:value="3.7825658377379">
            <text:p>3,78</text:p>
          </table:table-cell>
          <table:table-cell table:style-name="ce2" table:formula="of:=100*[.H4]/[.H2]" office:value-type="float" office:value="3.81512627799595">
            <text:p>3,82</text:p>
          </table:table-cell>
          <table:table-cell table:style-name="ce2" table:formula="of:=100*[.I4]/[.I2]" office:value-type="float" office:value="3.83175051751839">
            <text:p>3,83</text:p>
          </table:table-cell>
          <table:table-cell table:style-name="ce2" table:formula="of:=100*[.J4]/[.J2]" office:value-type="float" office:value="3.85165464683199">
            <text:p>3,85</text:p>
          </table:table-cell>
          <table:table-cell table:style-name="ce2" table:formula="of:=100*[.K4]/[.K2]" office:value-type="float" office:value="3.85891409119342">
            <text:p>3,86</text:p>
          </table:table-cell>
          <table:table-cell table:style-name="ce2" table:formula="of:=100*[.L4]/[.L2]" office:value-type="float" office:value="3.83200256761781">
            <text:p>3,83</text:p>
          </table:table-cell>
          <table:table-cell table:style-name="ce2"/>
        </table:table-row>
        <table:table-row table:style-name="ro1">
          <table:table-cell/>
          <table:table-cell table:style-name="Default" table:number-columns-repeated="11"/>
          <table:table-cell/>
        </table:table-row>
        <table:table-row table:style-name="ro1">
          <table:table-cell office:value-type="string">
            <text:p>Schuljahr</text:p>
          </table:table-cell>
          <table:table-cell table:style-name="Default" office:value-type="float" office:value="2000">
            <text:p>2000</text:p>
          </table:table-cell>
          <table:table-cell table:style-name="Default" office:value-type="float" office:value="2001">
            <text:p>2001</text:p>
          </table:table-cell>
          <table:table-cell table:style-name="Default" table:formula="of:=[.C10]+1" office:value-type="float" office:value="2002">
            <text:p>2002</text:p>
          </table:table-cell>
          <table:table-cell table:style-name="Default" table:formula="of:=[.D10]+1" office:value-type="float" office:value="2003">
            <text:p>2003</text:p>
          </table:table-cell>
          <table:table-cell table:style-name="Default" table:formula="of:=[.E10]+1" office:value-type="float" office:value="2004">
            <text:p>2004</text:p>
          </table:table-cell>
          <table:table-cell table:style-name="Default" table:formula="of:=[.F10]+1" office:value-type="float" office:value="2005">
            <text:p>2005</text:p>
          </table:table-cell>
          <table:table-cell table:style-name="Default" table:formula="of:=[.G10]+1" office:value-type="float" office:value="2006">
            <text:p>2006</text:p>
          </table:table-cell>
          <table:table-cell table:style-name="Default" table:formula="of:=[.H10]+1" office:value-type="float" office:value="2007">
            <text:p>2007</text:p>
          </table:table-cell>
          <table:table-cell table:style-name="Default" table:formula="of:=[.I10]+1" office:value-type="float" office:value="2008">
            <text:p>2008</text:p>
          </table:table-cell>
          <table:table-cell table:style-name="Default" table:formula="of:=[.J10]+1" office:value-type="float" office:value="2009">
            <text:p>2009</text:p>
          </table:table-cell>
          <table:table-cell table:style-name="Default" table:formula="of:=[.K10]+1" office:value-type="float" office:value="2010">
            <text:p>2010</text:p>
          </table:table-cell>
          <table:table-cell/>
        </table:table-row>
        <table:table-row table:style-name="ro1">
          <table:table-cell office:value-type="string">
            <text:p>Schüler aller Schulen</text:p>
          </table:table-cell>
          <table:table-cell table:formula="of:=[.B2]/1000" office:value-type="float" office:value="2859.677">
            <text:p>2.860</text:p>
          </table:table-cell>
          <table:table-cell table:formula="of:=[.C2]/1000" office:value-type="float" office:value="2871.584">
            <text:p>2.872</text:p>
          </table:table-cell>
          <table:table-cell table:formula="of:=[.D2]/1000" office:value-type="float" office:value="2886.101">
            <text:p>2.886</text:p>
          </table:table-cell>
          <table:table-cell table:formula="of:=[.E2]/1000" office:value-type="float" office:value="2908.107">
            <text:p>2.908</text:p>
          </table:table-cell>
          <table:table-cell table:formula="of:=[.F2]/1000" office:value-type="float" office:value="2913.332">
            <text:p>2.913</text:p>
          </table:table-cell>
          <table:table-cell table:formula="of:=[.G2]/1000" office:value-type="float" office:value="2903.426">
            <text:p>2.903</text:p>
          </table:table-cell>
          <table:table-cell table:formula="of:=[.H2]/1000" office:value-type="float" office:value="2880.193">
            <text:p>2.880</text:p>
          </table:table-cell>
          <table:table-cell table:formula="of:=[.I2]/1000" office:value-type="float" office:value="2861.251">
            <text:p>2.861</text:p>
          </table:table-cell>
          <table:table-cell table:formula="of:=[.J2]/1000" office:value-type="float" office:value="2826.162">
            <text:p>2.826</text:p>
          </table:table-cell>
          <table:table-cell table:formula="of:=[.K2]/1000" office:value-type="float" office:value="2799.259">
            <text:p>2.799</text:p>
          </table:table-cell>
          <table:table-cell table:formula="of:=[.L2]/1000" office:value-type="float" office:value="2754.304">
            <text:p>2.754</text:p>
          </table:table-cell>
          <table:table-cell/>
        </table:table-row>
        <table:table-row table:style-name="ro1">
          <table:table-cell office:value-type="string">
            <text:p>Berufskolleg (ohne FörderBKs)</text:p>
          </table:table-cell>
          <table:table-cell table:formula="of:=[.B3]/1000" office:value-type="float" office:value="546.994">
            <text:p>547</text:p>
          </table:table-cell>
          <table:table-cell table:formula="of:=[.C3]/1000" office:value-type="float" office:value="554.22">
            <text:p>554</text:p>
          </table:table-cell>
          <table:table-cell table:formula="of:=[.D3]/1000" office:value-type="float" office:value="557.089">
            <text:p>557</text:p>
          </table:table-cell>
          <table:table-cell table:formula="of:=[.E3]/1000" office:value-type="float" office:value="562.632">
            <text:p>563</text:p>
          </table:table-cell>
          <table:table-cell table:formula="of:=[.F3]/1000" office:value-type="float" office:value="573.006">
            <text:p>573</text:p>
          </table:table-cell>
          <table:table-cell table:formula="of:=[.G3]/1000" office:value-type="float" office:value="581.101">
            <text:p>581</text:p>
          </table:table-cell>
          <table:table-cell table:formula="of:=[.H3]/1000" office:value-type="float" office:value="588.638">
            <text:p>589</text:p>
          </table:table-cell>
          <table:table-cell table:formula="of:=[.I3]/1000" office:value-type="float" office:value="603.691">
            <text:p>604</text:p>
          </table:table-cell>
          <table:table-cell table:formula="of:=[.J3]/1000" office:value-type="float" office:value="613.07">
            <text:p>613</text:p>
          </table:table-cell>
          <table:table-cell table:formula="of:=[.K3]/1000" office:value-type="float" office:value="614.89">
            <text:p>615</text:p>
          </table:table-cell>
          <table:table-cell table:formula="of:=[.L3]/1000" office:value-type="float" office:value="605.765">
            <text:p>606</text:p>
          </table:table-cell>
          <table:table-cell/>
        </table:table-row>
        <table:table-row table:style-name="ro1">
          <table:table-cell office:value-type="string">
            <text:p>Förderschüler (Primarstufe und Sekundarstufen I u.II)</text:p>
          </table:table-cell>
          <table:table-cell table:formula="of:=[.B4]/1000" office:value-type="float" office:value="100.12">
            <text:p>100</text:p>
          </table:table-cell>
          <table:table-cell table:formula="of:=[.C4]/1000" office:value-type="float" office:value="104.099">
            <text:p>104</text:p>
          </table:table-cell>
          <table:table-cell table:formula="of:=[.D4]/1000" office:value-type="float" office:value="107.962">
            <text:p>108</text:p>
          </table:table-cell>
          <table:table-cell table:formula="of:=[.E4]/1000" office:value-type="float" office:value="110.65">
            <text:p>111</text:p>
          </table:table-cell>
          <table:table-cell table:formula="of:=[.F4]/1000" office:value-type="float" office:value="111.085">
            <text:p>111</text:p>
          </table:table-cell>
          <table:table-cell table:formula="of:=[.G4]/1000" office:value-type="float" office:value="109.824">
            <text:p>110</text:p>
          </table:table-cell>
          <table:table-cell table:formula="of:=[.H4]/1000" office:value-type="float" office:value="109.883">
            <text:p>110</text:p>
          </table:table-cell>
          <table:table-cell table:formula="of:=[.I4]/1000" office:value-type="float" office:value="109.636">
            <text:p>110</text:p>
          </table:table-cell>
          <table:table-cell table:formula="of:=[.J4]/1000" office:value-type="float" office:value="108.854">
            <text:p>109</text:p>
          </table:table-cell>
          <table:table-cell table:formula="of:=[.K4]/1000" office:value-type="float" office:value="108.021">
            <text:p>108</text:p>
          </table:table-cell>
          <table:table-cell table:formula="of:=[.L4]/1000" office:value-type="float" office:value="105.545">
            <text:p>106</text:p>
          </table:table-cell>
          <table:table-cell/>
        </table:table-row>
      </table:table>
      <table:table table:name="Tabelle2" table:style-name="ta1" table:print="false">
        <table:shapes>
          <draw:frame draw:z-index="0" draw:style-name="gr1" svg:width="17.104cm" svg:height="12.365cm" svg:x="11.183cm" svg:y="12.668cm">
            <draw:object draw:notify-on-update-of-ranges="Tabelle2.B1:Tabelle2.K1 Tabelle2.A3:Tabelle2.A3 Tabelle2.B3:Tabelle2.K3 Tabelle2.A5:Tabelle2.A5 Tabelle2.B5:Tabelle2.K5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svg:width="17.101cm" svg:height="11.117cm" svg:x="11.253cm" svg:y="24.42cm">
            <draw:object draw:notify-on-update-of-ranges="Tabelle2.B1:Tabelle2.K1 Tabelle2.A4:Tabelle2.A4 Tabelle2.B4:Tabelle2.K4 Tabelle2.A6:Tabelle2.A6 Tabelle2.B6:Tabelle2.K6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3" table:default-cell-style-name="Default"/>
        <table:table-column table:style-name="co2" table:number-columns-repeated="11" table:default-cell-style-name="Default"/>
        <table:table-row table:style-name="ro1">
          <table:table-cell office:value-type="string">
            <text:p>Schuljahr</text:p>
          </table:table-cell>
          <table:table-cell office:value-type="float" office:value="2001">
            <text:p>2001</text:p>
          </table:table-cell>
          <table:table-cell table:formula="of:=[.B1]+1" office:value-type="float" office:value="2002">
            <text:p>2002</text:p>
          </table:table-cell>
          <table:table-cell table:formula="of:=[.C1]+1" office:value-type="float" office:value="2003">
            <text:p>2003</text:p>
          </table:table-cell>
          <table:table-cell table:formula="of:=[.D1]+1" office:value-type="float" office:value="2004">
            <text:p>2004</text:p>
          </table:table-cell>
          <table:table-cell table:formula="of:=[.E1]+1" office:value-type="float" office:value="2005">
            <text:p>2005</text:p>
          </table:table-cell>
          <table:table-cell table:formula="of:=[.F1]+1" office:value-type="float" office:value="2006">
            <text:p>2006</text:p>
          </table:table-cell>
          <table:table-cell table:formula="of:=[.G1]+1" office:value-type="float" office:value="2007">
            <text:p>2007</text:p>
          </table:table-cell>
          <table:table-cell table:formula="of:=[.H1]+1" office:value-type="float" office:value="2008">
            <text:p>2008</text:p>
          </table:table-cell>
          <table:table-cell table:formula="of:=[.I1]+1" office:value-type="float" office:value="2009">
            <text:p>2009</text:p>
          </table:table-cell>
          <table:table-cell table:formula="of:=[.J1]+1" office:value-type="float" office:value="2010">
            <text:p>2010</text:p>
          </table:table-cell>
          <table:table-cell table:formula="of:=[.K1]+1" office:value-type="float" office:value="2011">
            <text:p>2011</text:p>
          </table:table-cell>
        </table:table-row>
        <table:table-row table:style-name="ro1">
          <table:table-cell office:value-type="string">
            <text:p>Berufskolleg gesamt</text:p>
          </table:table-cell>
          <table:table-cell table:style-name="ce1" office:value-type="float" office:value="554220">
            <text:p>554.220</text:p>
          </table:table-cell>
          <table:table-cell table:style-name="ce1" office:value-type="float" office:value="557089">
            <text:p>557.089</text:p>
          </table:table-cell>
          <table:table-cell table:style-name="ce1" office:value-type="float" office:value="562632">
            <text:p>562.632</text:p>
          </table:table-cell>
          <table:table-cell table:style-name="ce1" office:value-type="float" office:value="573006">
            <text:p>573.006</text:p>
          </table:table-cell>
          <table:table-cell table:style-name="ce1" office:value-type="float" office:value="581101">
            <text:p>581.101</text:p>
          </table:table-cell>
          <table:table-cell table:style-name="ce1" office:value-type="float" office:value="588638">
            <text:p>588.638</text:p>
          </table:table-cell>
          <table:table-cell table:style-name="ce1" office:value-type="float" office:value="603691">
            <text:p>603.691</text:p>
          </table:table-cell>
          <table:table-cell table:style-name="ce1" office:value-type="float" office:value="613070">
            <text:p>613.070</text:p>
          </table:table-cell>
          <table:table-cell table:style-name="ce1" office:value-type="float" office:value="614890">
            <text:p>614.890</text:p>
          </table:table-cell>
          <table:table-cell table:style-name="ce1" office:value-type="float" office:value="605765">
            <text:p>605.765</text:p>
          </table:table-cell>
          <table:table-cell table:style-name="ce1"/>
        </table:table-row>
        <table:table-row table:style-name="ro1">
          <table:table-cell office:value-type="string">
            <text:p>Förderschüler am Regelberufskolleg</text:p>
          </table:table-cell>
          <table:table-cell office:value-type="float" office:value="1709">
            <text:p>1709</text:p>
          </table:table-cell>
          <table:table-cell office:value-type="float" office:value="2184">
            <text:p>2184</text:p>
          </table:table-cell>
          <table:table-cell office:value-type="float" office:value="2253">
            <text:p>2253</text:p>
          </table:table-cell>
          <table:table-cell office:value-type="float" office:value="2368">
            <text:p>2368</text:p>
          </table:table-cell>
          <table:table-cell office:value-type="float" office:value="2744">
            <text:p>2744</text:p>
          </table:table-cell>
          <table:table-cell office:value-type="float" office:value="2858">
            <text:p>2858</text:p>
          </table:table-cell>
          <table:table-cell office:value-type="float" office:value="3262">
            <text:p>3262</text:p>
          </table:table-cell>
          <table:table-cell office:value-type="float" office:value="3493">
            <text:p>3493</text:p>
          </table:table-cell>
          <table:table-cell office:value-type="float" office:value="3437">
            <text:p>3437</text:p>
          </table:table-cell>
          <table:table-cell office:value-type="float" office:value="3841">
            <text:p>3841</text:p>
          </table:table-cell>
          <table:table-cell/>
        </table:table-row>
        <table:table-row table:style-name="ro1">
          <table:table-cell office:value-type="string">
            <text:p>Förderschüler am Regelberufskolleg schwerstbehindert</text:p>
          </table:table-cell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office:value-type="float" office:value="44">
            <text:p>44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Förderschüler des Berufskollegs als Förderschule</text:p>
          </table:table-cell>
          <table:table-cell table:style-name="ce1" office:value-type="float" office:value="5639">
            <text:p>5.639</text:p>
          </table:table-cell>
          <table:table-cell table:style-name="ce1" office:value-type="float" office:value="5894">
            <text:p>5.894</text:p>
          </table:table-cell>
          <table:table-cell table:style-name="ce1" office:value-type="float" office:value="6357">
            <text:p>6.357</text:p>
          </table:table-cell>
          <table:table-cell table:style-name="ce1" office:value-type="float" office:value="6685">
            <text:p>6.685</text:p>
          </table:table-cell>
          <table:table-cell table:style-name="ce1" office:value-type="float" office:value="6773">
            <text:p>6.773</text:p>
          </table:table-cell>
          <table:table-cell table:style-name="ce1" office:value-type="float" office:value="7069">
            <text:p>7.069</text:p>
          </table:table-cell>
          <table:table-cell table:style-name="ce1" office:value-type="float" office:value="7238">
            <text:p>7.238</text:p>
          </table:table-cell>
          <table:table-cell table:style-name="ce1" office:value-type="float" office:value="7374">
            <text:p>7.374</text:p>
          </table:table-cell>
          <table:table-cell table:style-name="ce1" office:value-type="float" office:value="7520">
            <text:p>7.520</text:p>
          </table:table-cell>
          <table:table-cell table:style-name="ce1" office:value-type="float" office:value="7255">
            <text:p>7.255</text:p>
          </table:table-cell>
          <table:table-cell table:style-name="ce1"/>
        </table:table-row>
        <table:table-row table:style-name="ro1">
          <table:table-cell office:value-type="string">
            <text:p>Förderschüler des Berufskollegs als Förderschule schwerstbehindert</text:p>
          </table:table-cell>
          <table:table-cell table:style-name="ce1" office:value-type="float" office:value="279">
            <text:p>279</text:p>
          </table:table-cell>
          <table:table-cell table:style-name="ce1" office:value-type="float" office:value="320">
            <text:p>320</text:p>
          </table:table-cell>
          <table:table-cell table:style-name="ce1" office:value-type="float" office:value="360">
            <text:p>360</text:p>
          </table:table-cell>
          <table:table-cell table:style-name="ce1" office:value-type="float" office:value="448">
            <text:p>448</text:p>
          </table:table-cell>
          <table:table-cell table:style-name="ce1" office:value-type="float" office:value="464">
            <text:p>464</text:p>
          </table:table-cell>
          <table:table-cell table:style-name="ce1" office:value-type="float" office:value="489">
            <text:p>489</text:p>
          </table:table-cell>
          <table:table-cell table:style-name="ce1" office:value-type="float" office:value="453">
            <text:p>453</text:p>
          </table:table-cell>
          <table:table-cell table:style-name="ce1" office:value-type="float" office:value="475">
            <text:p>475</text:p>
          </table:table-cell>
          <table:table-cell table:style-name="ce1" office:value-type="float" office:value="375">
            <text:p>375</text:p>
          </table:table-cell>
          <table:table-cell table:style-name="ce1" office:value-type="float" office:value="332">
            <text:p>332</text:p>
          </table:table-cell>
          <table:table-cell table:style-name="ce1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2"/>
          <table:table-cell table:number-columns-repeated="10"/>
        </table:table-row>
        <table:table-row table:style-name="ro1">
          <table:table-cell office:value-type="string">
            <text:p>Schüler aller Schulen</text:p>
          </table:table-cell>
          <table:table-cell table:style-name="ce1" office:value-type="float" office:value="2871584">
            <text:p>2.871.584</text:p>
          </table:table-cell>
          <table:table-cell table:style-name="ce1" office:value-type="float" office:value="2886101">
            <text:p>2.886.101</text:p>
          </table:table-cell>
          <table:table-cell table:style-name="ce1" office:value-type="float" office:value="2908107">
            <text:p>2.908.107</text:p>
          </table:table-cell>
          <table:table-cell table:style-name="ce1" office:value-type="float" office:value="2913332">
            <text:p>2.913.332</text:p>
          </table:table-cell>
          <table:table-cell table:style-name="ce1" office:value-type="float" office:value="2903426">
            <text:p>2.903.426</text:p>
          </table:table-cell>
          <table:table-cell table:style-name="ce1" office:value-type="float" office:value="2880193">
            <text:p>2.880.193</text:p>
          </table:table-cell>
          <table:table-cell table:style-name="ce1" office:value-type="float" office:value="2861251">
            <text:p>2.861.251</text:p>
          </table:table-cell>
          <table:table-cell table:style-name="ce1" office:value-type="float" office:value="2826162">
            <text:p>2.826.162</text:p>
          </table:table-cell>
          <table:table-cell table:style-name="ce1" office:value-type="float" office:value="2799259">
            <text:p>2.799.259</text:p>
          </table:table-cell>
          <table:table-cell table:style-name="ce1" office:value-type="float" office:value="2754304">
            <text:p>2.754.304</text:p>
          </table:table-cell>
          <table:table-cell/>
        </table:table-row>
        <table:table-row table:style-name="ro1">
          <table:table-cell office:value-type="string">
            <text:p>Förderschüler in der Sek II (Berufskolleg)</text:p>
          </table:table-cell>
          <table:table-cell table:formula="of:=SUM([.B3:.B6])" office:value-type="float" office:value="7637">
            <text:p>7637</text:p>
          </table:table-cell>
          <table:table-cell table:formula="of:=SUM([.C3:.C6])" office:value-type="float" office:value="8420">
            <text:p>8420</text:p>
          </table:table-cell>
          <table:table-cell table:formula="of:=SUM([.D3:.D6])" office:value-type="float" office:value="9014">
            <text:p>9014</text:p>
          </table:table-cell>
          <table:table-cell table:formula="of:=SUM([.E3:.E6])" office:value-type="float" office:value="9514">
            <text:p>9514</text:p>
          </table:table-cell>
          <table:table-cell table:formula="of:=SUM([.F3:.F6])" office:value-type="float" office:value="9982">
            <text:p>9982</text:p>
          </table:table-cell>
          <table:table-cell table:formula="of:=SUM([.G3:.G6])" office:value-type="float" office:value="10423">
            <text:p>10423</text:p>
          </table:table-cell>
          <table:table-cell table:formula="of:=SUM([.H3:.H6])" office:value-type="float" office:value="10965">
            <text:p>10965</text:p>
          </table:table-cell>
          <table:table-cell table:formula="of:=SUM([.I3:.I6])" office:value-type="float" office:value="11356">
            <text:p>11356</text:p>
          </table:table-cell>
          <table:table-cell table:formula="of:=SUM([.J3:.J6])" office:value-type="float" office:value="11348">
            <text:p>11348</text:p>
          </table:table-cell>
          <table:table-cell table:formula="of:=SUM([.K3]+[.K5])" office:value-type="float" office:value="11096">
            <text:p>11096</text:p>
          </table:table-cell>
          <table:table-cell/>
        </table:table-row>
        <table:table-row table:style-name="ro1">
          <table:table-cell/>
          <table:table-cell table:style-name="ce2" table:formula="of:=100*[.B10]/[.B9]" office:value-type="float" office:value="0.265950778385727">
            <text:p>0,27</text:p>
          </table:table-cell>
          <table:table-cell table:style-name="ce2" table:formula="of:=100*[.C10]/[.C9]" office:value-type="float" office:value="0.291743081756321">
            <text:p>0,29</text:p>
          </table:table-cell>
          <table:table-cell table:style-name="ce2" table:formula="of:=100*[.D10]/[.D9]" office:value-type="float" office:value="0.309961084650599">
            <text:p>0,31</text:p>
          </table:table-cell>
          <table:table-cell table:style-name="ce2" table:formula="of:=100*[.E10]/[.E9]" office:value-type="float" office:value="0.326567655179705">
            <text:p>0,33</text:p>
          </table:table-cell>
          <table:table-cell table:style-name="ce2" table:formula="of:=100*[.F10]/[.F9]" office:value-type="float" office:value="0.343800737473591">
            <text:p>0,34</text:p>
          </table:table-cell>
          <table:table-cell table:style-name="ce2" table:formula="of:=100*[.G10]/[.G9]" office:value-type="float" office:value="0.361885470869487">
            <text:p>0,36</text:p>
          </table:table-cell>
          <table:table-cell table:style-name="ce2" table:formula="of:=100*[.H10]/[.H9]" office:value-type="float" office:value="0.383223981398346">
            <text:p>0,38</text:p>
          </table:table-cell>
          <table:table-cell table:style-name="ce2" table:formula="of:=100*[.I10]/[.I9]" office:value-type="float" office:value="0.401817022520294">
            <text:p>0,40</text:p>
          </table:table-cell>
          <table:table-cell table:style-name="ce2" table:formula="of:=100*[.J10]/[.J9]" office:value-type="float" office:value="0.405392998647142">
            <text:p>0,41</text:p>
          </table:table-cell>
          <table:table-cell table:style-name="ce2" table:formula="of:=100*[.K10]/[.K9]" office:value-type="float" office:value="0.402860395947579">
            <text:p>0,40</text:p>
          </table:table-cell>
          <table:table-cell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>
            <text:p>Berufskolleg und Förderberufskolleg</text:p>
          </table:table-cell>
          <table:table-cell table:style-name="ce1" table:formula="of:=[.B2]+[.B5]" office:value-type="float" office:value="559859">
            <text:p>559.859</text:p>
          </table:table-cell>
          <table:table-cell table:style-name="ce1" table:formula="of:=[.C2]+[.C5]" office:value-type="float" office:value="562983">
            <text:p>562.983</text:p>
          </table:table-cell>
          <table:table-cell table:style-name="ce1" table:formula="of:=[.D2]+[.D5]" office:value-type="float" office:value="568989">
            <text:p>568.989</text:p>
          </table:table-cell>
          <table:table-cell table:style-name="ce1" table:formula="of:=[.E2]+[.E5]" office:value-type="float" office:value="579691">
            <text:p>579.691</text:p>
          </table:table-cell>
          <table:table-cell table:style-name="ce1" table:formula="of:=[.F2]+[.F5]" office:value-type="float" office:value="587874">
            <text:p>587.874</text:p>
          </table:table-cell>
          <table:table-cell table:style-name="ce1" table:formula="of:=[.G2]+[.G5]" office:value-type="float" office:value="595707">
            <text:p>595.707</text:p>
          </table:table-cell>
          <table:table-cell table:style-name="ce1" table:formula="of:=[.H2]+[.H5]" office:value-type="float" office:value="610929">
            <text:p>610.929</text:p>
          </table:table-cell>
          <table:table-cell table:style-name="ce1" table:formula="of:=[.I2]+[.I5]" office:value-type="float" office:value="620444">
            <text:p>620.444</text:p>
          </table:table-cell>
          <table:table-cell table:style-name="ce1" table:formula="of:=[.J2]+[.J5]" office:value-type="float" office:value="622410">
            <text:p>622.410</text:p>
          </table:table-cell>
          <table:table-cell table:style-name="ce1" table:formula="of:=[.K2]+[.K5]" office:value-type="float" office:value="613020">
            <text:p>613.020</text:p>
          </table:table-cell>
          <table:table-cell/>
        </table:table-row>
        <table:table-row table:style-name="ro1">
          <table:table-cell office:value-type="string">
            <text:p>Förderschüler in der Sek II (Berufskolleg)</text:p>
          </table:table-cell>
          <table:table-cell table:formula="of:=[.B10]" office:value-type="float" office:value="7637">
            <text:p>7637</text:p>
          </table:table-cell>
          <table:table-cell table:formula="of:=[.C10]" office:value-type="float" office:value="8420">
            <text:p>8420</text:p>
          </table:table-cell>
          <table:table-cell table:formula="of:=[.D10]" office:value-type="float" office:value="9014">
            <text:p>9014</text:p>
          </table:table-cell>
          <table:table-cell table:formula="of:=[.E10]" office:value-type="float" office:value="9514">
            <text:p>9514</text:p>
          </table:table-cell>
          <table:table-cell table:formula="of:=[.F10]" office:value-type="float" office:value="9982">
            <text:p>9982</text:p>
          </table:table-cell>
          <table:table-cell table:formula="of:=[.G10]" office:value-type="float" office:value="10423">
            <text:p>10423</text:p>
          </table:table-cell>
          <table:table-cell table:formula="of:=[.H10]" office:value-type="float" office:value="10965">
            <text:p>10965</text:p>
          </table:table-cell>
          <table:table-cell table:formula="of:=[.I10]" office:value-type="float" office:value="11356">
            <text:p>11356</text:p>
          </table:table-cell>
          <table:table-cell table:formula="of:=[.J10]" office:value-type="float" office:value="11348">
            <text:p>11348</text:p>
          </table:table-cell>
          <table:table-cell table:formula="of:=[.K10]" office:value-type="float" office:value="11096">
            <text:p>11096</text:p>
          </table:table-cell>
          <table:table-cell/>
        </table:table-row>
        <table:table-row table:style-name="ro1">
          <table:table-cell/>
          <table:table-cell table:style-name="ce2" table:formula="of:=100*[.B15]/[.B14]" office:value-type="float" office:value="1.36409345924599">
            <text:p>1,36</text:p>
          </table:table-cell>
          <table:table-cell table:style-name="ce2" table:formula="of:=100*[.C15]/[.C14]" office:value-type="float" office:value="1.49560466301824">
            <text:p>1,50</text:p>
          </table:table-cell>
          <table:table-cell table:style-name="ce2" table:formula="of:=100*[.D15]/[.D14]" office:value-type="float" office:value="1.58421340307106">
            <text:p>1,58</text:p>
          </table:table-cell>
          <table:table-cell table:style-name="ce2" table:formula="of:=100*[.E15]/[.E14]" office:value-type="float" office:value="1.64121920126412">
            <text:p>1,64</text:p>
          </table:table-cell>
          <table:table-cell table:style-name="ce2" table:formula="of:=100*[.F15]/[.F14]" office:value-type="float" office:value="1.69798290109785">
            <text:p>1,70</text:p>
          </table:table-cell>
          <table:table-cell table:style-name="ce2" table:formula="of:=100*[.G15]/[.G14]" office:value-type="float" office:value="1.74968566761848">
            <text:p>1,75</text:p>
          </table:table-cell>
          <table:table-cell table:style-name="ce2" table:formula="of:=100*[.H15]/[.H14]" office:value-type="float" office:value="1.79480757993155">
            <text:p>1,79</text:p>
          </table:table-cell>
          <table:table-cell table:style-name="ce2" table:formula="of:=100*[.I15]/[.I14]" office:value-type="float" office:value="1.83030217070356">
            <text:p>1,83</text:p>
          </table:table-cell>
          <table:table-cell table:style-name="ce2" table:formula="of:=100*[.J15]/[.J14]" office:value-type="float" office:value="1.8232354878617">
            <text:p>1,82</text:p>
          </table:table-cell>
          <table:table-cell table:style-name="ce2" table:formula="of:=100*[.K15]/[.K14]" office:value-type="float" office:value="1.8100551368634">
            <text:p>1,81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 Condensed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14">14.05.2011</text:date>, <text:time>23:14:0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5-08T18:45:17</meta:creation-date>
    <dc:date>2011-05-14T23:14:08</dc:date>
    <meta:editing-duration>PT5H50M48S</meta:editing-duration>
    <meta:editing-cycles>29</meta:editing-cycles>
    <meta:generator>OpenOffice.org/3.3$Linux OpenOffice.org_project/330m20$Build-9567</meta:generator>
    <meta:document-statistic meta:table-count="2" meta:cell-count="250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3">
      <style:chart-properties chart:display-label="fals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 style:data-style-name="N3">
      <style:chart-properties chart:symbol-type="named-symbol" chart:symbol-name="square" chart:symbol-width="0.25cm" chart:symbol-height="0.25cm" chart:data-label-number="value" chart:data-label-text="false" chart:data-label-symbol="false">
        <chart:symbol-image xlink:href="Pictures/2000000D000000DD000000DDDC7CCDFB.svm" xlink:type="simple" xlink:actuate="onLoad"/>
      </style:chart-properties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solid-type="cuboid" chart:symbol-type="named-symbol" chart:symbol-name="square" chart:symbol-width="0.25cm" chart:symbol-height="0.25cm">
        <chart:symbol-image/>
      </style:chart-properties>
    </style:style>
    <style:style style:name="ch12" style:family="chart" style:data-style-name="N3">
      <style:chart-properties chart:symbol-type="named-symbol" chart:symbol-name="diamond" chart:symbol-width="0.35cm" chart:symbol-height="0.35cm" chart:data-label-number="value" chart:data-label-text="false" chart:data-label-symbol="false">
        <chart:symbol-image xlink:href="Pictures/2000000D000000DF000000DF0850DF3F.svm" xlink:type="simple" xlink:actuate="onLoad"/>
      </style:chart-properties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3" style:family="chart" style:data-style-name="N3">
      <style:chart-properties chart:symbol-type="named-symbol" chart:symbol-name="arrow-up" chart:symbol-width="0.35cm" chart:symbol-height="0.35cm" chart:data-label-number="value" chart:data-label-text="false" chart:data-label-symbol="false">
        <chart:symbol-image xlink:href="Pictures/2000000D000000DF000000DFA1622F59.svm" xlink:type="simple" xlink:actuate="onLoad"/>
      </style:chart-properties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 draw:opacity-name="ChartTransparencyGradient_20_1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9.307cm" svg:height="15.979cm" xlink:href=".." xlink:type="simple" chart:class="chart:line" chart:style-name="ch1">
        <chart:title svg:x="3.592cm" svg:y="0.607cm" chart:style-name="ch2">
          <text:p>Schüler in NRW in den Schuljahren 2001/2002 bis 2010/2011 </text:p>
        </chart:title>
        <chart:legend chart:legend-position="end" svg:x="19.876cm" svg:y="1.67cm" chart:style-name="ch3"/>
        <chart:plot-area chart:style-name="ch4" table:cell-range-address="Tabelle1.A1:Tabelle1.L4" chart:data-source-has-labels="both" svg:x="1.597cm" svg:y="2.191cm" svg:width="17.448cm" svg:height="12.488cm">
          <chartooo:coordinate-region svg:x="1.968cm" svg:y="2.191cm" svg:width="16.705cm" svg:height="11.841cm"/>
          <chart:axis chart:dimension="x" chart:name="primary-x" chart:style-name="ch5">
            <chart:title svg:x="18.122cm" svg:y="15.089cm" chart:style-name="ch6">
              <text:p>Jahr</text:p>
            </chart:title>
            <chart:categories table:cell-range-address="Tabelle1.B1:Tabelle1.L1"/>
            <chart:grid chart:style-name="ch7" chart:class="major"/>
          </chart:axis>
          <chart:axis chart:dimension="y" chart:name="primary-y" chart:style-name="ch8">
            <chart:title svg:x="0.394cm" svg:y="4.926cm" chart:style-name="ch9">
              <text:p>Anzah der Schüler</text:p>
            </chart:title>
          </chart:axis>
          <chart:series chart:style-name="ch10" chart:values-cell-range-address="Tabelle1.B2:Tabelle1.L2" chart:label-cell-address="Tabelle1.A2:Tabelle1.A2" chart:class="chart:line">
            <chart:data-point/>
            <chart:data-point chart:style-name="ch11"/>
            <chart:data-point chart:repeated="9"/>
          </chart:series>
          <chart:series chart:style-name="ch12" chart:values-cell-range-address="Tabelle1.B3:Tabelle1.L3" chart:label-cell-address="Tabelle1.A3:Tabelle1.A3" chart:class="chart:line">
            <chart:data-point chart:repeated="11"/>
          </chart:series>
          <chart:series chart:style-name="ch13" chart:values-cell-range-address="Tabelle1.B4:Tabelle1.L4" chart:label-cell-address="Tabelle1.A4:Tabelle1.A4" chart:class="chart:line"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00</text:p>
                <draw:g>
                  <svg:desc>Tabelle1.B1:Tabelle1.L1</svg:desc>
                </draw:g>
              </table:table-cell>
              <table:table-cell office:value-type="string">
                <text:p>2001</text:p>
              </table:table-cell>
              <table:table-cell office:value-type="string">
                <text:p>2002</text:p>
              </table:table-cell>
              <table:table-cell office:value-type="string">
                <text:p>2003</text:p>
              </table:table-cell>
              <table:table-cell office:value-type="string">
                <text:p>2004</text:p>
              </table:table-cell>
              <table:table-cell office:value-type="string">
                <text:p>2005</text:p>
              </table:table-cell>
              <table:table-cell office:value-type="string">
                <text:p>2006</text:p>
              </table:table-cell>
              <table:table-cell office:value-type="string">
                <text:p>2007</text:p>
              </table:table-cell>
              <table:table-cell office:value-type="string">
                <text:p>2008</text:p>
              </table:table-cell>
              <table:table-cell office:value-type="string">
                <text:p>2009</text:p>
              </table:table-cell>
              <table:table-cell office:value-type="string">
                <text:p>2010</text:p>
              </table:table-cell>
            </table:table-row>
          </table:table-header-rows>
          <table:table-rows>
            <table:table-row>
              <table:table-cell office:value-type="string">
                <text:p>Schüler aller Schulen</text:p>
                <draw:g>
                  <svg:desc>Tabelle1.A2:Tabelle1.A2</svg:desc>
                </draw:g>
              </table:table-cell>
              <table:table-cell office:value-type="float" office:value="2859677">
                <text:p>2859677</text:p>
                <draw:g>
                  <svg:desc>Tabelle1.B2:Tabelle1.L2</svg:desc>
                </draw:g>
              </table:table-cell>
              <table:table-cell office:value-type="float" office:value="2871584">
                <text:p>2871584</text:p>
              </table:table-cell>
              <table:table-cell office:value-type="float" office:value="2886101">
                <text:p>2886101</text:p>
              </table:table-cell>
              <table:table-cell office:value-type="float" office:value="2908107">
                <text:p>2908107</text:p>
              </table:table-cell>
              <table:table-cell office:value-type="float" office:value="2913332">
                <text:p>2913332</text:p>
              </table:table-cell>
              <table:table-cell office:value-type="float" office:value="2903426">
                <text:p>2903426</text:p>
              </table:table-cell>
              <table:table-cell office:value-type="float" office:value="2880193">
                <text:p>2880193</text:p>
              </table:table-cell>
              <table:table-cell office:value-type="float" office:value="2861251">
                <text:p>2861251</text:p>
              </table:table-cell>
              <table:table-cell office:value-type="float" office:value="2826162">
                <text:p>2826162</text:p>
              </table:table-cell>
              <table:table-cell office:value-type="float" office:value="2799259">
                <text:p>2799259</text:p>
              </table:table-cell>
              <table:table-cell office:value-type="float" office:value="2754304">
                <text:p>2754304</text:p>
              </table:table-cell>
            </table:table-row>
            <table:table-row>
              <table:table-cell office:value-type="string">
                <text:p>Berufskolleg (ohne FörderBKs)</text:p>
                <draw:g>
                  <svg:desc>Tabelle1.A3:Tabelle1.A3</svg:desc>
                </draw:g>
              </table:table-cell>
              <table:table-cell office:value-type="float" office:value="546994">
                <text:p>546994</text:p>
                <draw:g>
                  <svg:desc>Tabelle1.B3:Tabelle1.L3</svg:desc>
                </draw:g>
              </table:table-cell>
              <table:table-cell office:value-type="float" office:value="554220">
                <text:p>554220</text:p>
              </table:table-cell>
              <table:table-cell office:value-type="float" office:value="557089">
                <text:p>557089</text:p>
              </table:table-cell>
              <table:table-cell office:value-type="float" office:value="562632">
                <text:p>562632</text:p>
              </table:table-cell>
              <table:table-cell office:value-type="float" office:value="573006">
                <text:p>573006</text:p>
              </table:table-cell>
              <table:table-cell office:value-type="float" office:value="581101">
                <text:p>581101</text:p>
              </table:table-cell>
              <table:table-cell office:value-type="float" office:value="588638">
                <text:p>588638</text:p>
              </table:table-cell>
              <table:table-cell office:value-type="float" office:value="603691">
                <text:p>603691</text:p>
              </table:table-cell>
              <table:table-cell office:value-type="float" office:value="613070">
                <text:p>613070</text:p>
              </table:table-cell>
              <table:table-cell office:value-type="float" office:value="614890">
                <text:p>614890</text:p>
              </table:table-cell>
              <table:table-cell office:value-type="float" office:value="605765">
                <text:p>605765</text:p>
              </table:table-cell>
            </table:table-row>
            <table:table-row>
              <table:table-cell office:value-type="string">
                <text:p>Förderschüler (Primarstufe und Sekundarstufen I u.II)</text:p>
                <draw:g>
                  <svg:desc>Tabelle1.A4:Tabelle1.A4</svg:desc>
                </draw:g>
              </table:table-cell>
              <table:table-cell office:value-type="float" office:value="100120">
                <text:p>100120</text:p>
                <draw:g>
                  <svg:desc>Tabelle1.B4:Tabelle1.L4</svg:desc>
                </draw:g>
              </table:table-cell>
              <table:table-cell office:value-type="float" office:value="104099">
                <text:p>104099</text:p>
              </table:table-cell>
              <table:table-cell office:value-type="float" office:value="107962">
                <text:p>107962</text:p>
              </table:table-cell>
              <table:table-cell office:value-type="float" office:value="110650">
                <text:p>110650</text:p>
              </table:table-cell>
              <table:table-cell office:value-type="float" office:value="111085">
                <text:p>111085</text:p>
              </table:table-cell>
              <table:table-cell office:value-type="float" office:value="109824">
                <text:p>109824</text:p>
              </table:table-cell>
              <table:table-cell office:value-type="float" office:value="109883">
                <text:p>109883</text:p>
              </table:table-cell>
              <table:table-cell office:value-type="float" office:value="109636">
                <text:p>109636</text:p>
              </table:table-cell>
              <table:table-cell office:value-type="float" office:value="108854">
                <text:p>108854</text:p>
              </table:table-cell>
              <table:table-cell office:value-type="float" office:value="108021">
                <text:p>108021</text:p>
              </table:table-cell>
              <table:table-cell office:value-type="float" office:value="105545">
                <text:p>1055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Linux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cm" draw:rotation="0"/>
    <draw:opacity draw:name="ChartTransparencyGradient_20_1" draw:display-name="ChartTransparencyGradient 1" draw:style="linear" draw:start="100%" draw:end="0%" draw:angle="0" draw:border="0%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3cm" chart:symbol-height="0.3cm" chart:data-label-number="value" chart:data-label-text="false" chart:data-label-symbol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8" style:family="chart" style:data-style-name="N3">
      <style:chart-properties chart:symbol-type="named-symbol" chart:symbol-name="arrow-up" chart:symbol-width="0.35cm" chart:symbol-height="0.35cm" chart:data-label-number="value" chart:data-label-text="false" chart:data-label-symbol="false">
        <chart:symbol-image xlink:href="Pictures/2000000D000000DF000000DF9D6463D4.svm" xlink:type="simple" xlink:actuate="onLoad"/>
      </style:chart-properties>
      <style:graphic-properties svg:stroke-width="0.08cm" svg:stroke-color="#ff950e" draw:fill-color="#ff95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105cm" svg:height="12.366cm" xlink:href=".." xlink:type="simple" chart:class="chart:line" chart:style-name="ch1">
        <chart:legend chart:legend-position="end" svg:x="11.347cm" svg:y="5.266cm" chart:style-name="ch2"/>
        <chart:plot-area chart:style-name="ch3" table:cell-range-address="Tabelle2.B1:Tabelle2.K1 Tabelle2.A3:Tabelle2.K3 Tabelle2.A5:Tabelle2.K5" chart:data-source-has-labels="both" svg:x="0.792cm" svg:y="1.123cm" svg:width="9.872cm" svg:height="10.576cm">
          <chartooo:coordinate-region svg:x="1.163cm" svg:y="1.123cm" svg:width="9.129cm" svg:height="9.929cm"/>
          <chart:axis chart:dimension="x" chart:name="primary-x" chart:style-name="ch4">
            <chart:categories table:cell-range-address="Tabelle2.B1:Tabelle2.K1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Tabelle2.B3:Tabelle2.K3" chart:label-cell-address="Tabelle2.A3:Tabelle2.A3" chart:class="chart:line">
            <chart:data-point chart:repeated="10"/>
          </chart:series>
          <chart:series chart:style-name="ch8" chart:values-cell-range-address="Tabelle2.B5:Tabelle2.K5" chart:label-cell-address="Tabelle2.A5:Tabelle2.A5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01</text:p>
                <draw:g>
                  <svg:desc>Tabelle2.B1:Tabelle2.K1</svg:desc>
                </draw:g>
              </table:table-cell>
              <table:table-cell office:value-type="string">
                <text:p>2002</text:p>
              </table:table-cell>
              <table:table-cell office:value-type="string">
                <text:p>2003</text:p>
              </table:table-cell>
              <table:table-cell office:value-type="string">
                <text:p>2004</text:p>
              </table:table-cell>
              <table:table-cell office:value-type="string">
                <text:p>2005</text:p>
              </table:table-cell>
              <table:table-cell office:value-type="string">
                <text:p>2006</text:p>
              </table:table-cell>
              <table:table-cell office:value-type="string">
                <text:p>2007</text:p>
              </table:table-cell>
              <table:table-cell office:value-type="string">
                <text:p>2008</text:p>
              </table:table-cell>
              <table:table-cell office:value-type="string">
                <text:p>2009</text:p>
              </table:table-cell>
              <table:table-cell office:value-type="string">
                <text:p>2010</text:p>
              </table:table-cell>
            </table:table-row>
          </table:table-header-rows>
          <table:table-rows>
            <table:table-row>
              <table:table-cell office:value-type="string">
                <text:p>Förderschüler am Regelberufskolleg</text:p>
                <draw:g>
                  <svg:desc>Tabelle2.A3:Tabelle2.A3</svg:desc>
                </draw:g>
              </table:table-cell>
              <table:table-cell office:value-type="float" office:value="1709">
                <text:p>1709</text:p>
                <draw:g>
                  <svg:desc>Tabelle2.B3:Tabelle2.K3</svg:desc>
                </draw:g>
              </table:table-cell>
              <table:table-cell office:value-type="float" office:value="2184">
                <text:p>2184</text:p>
              </table:table-cell>
              <table:table-cell office:value-type="float" office:value="2253">
                <text:p>2253</text:p>
              </table:table-cell>
              <table:table-cell office:value-type="float" office:value="2368">
                <text:p>2368</text:p>
              </table:table-cell>
              <table:table-cell office:value-type="float" office:value="2744">
                <text:p>2744</text:p>
              </table:table-cell>
              <table:table-cell office:value-type="float" office:value="2858">
                <text:p>2858</text:p>
              </table:table-cell>
              <table:table-cell office:value-type="float" office:value="3262">
                <text:p>3262</text:p>
              </table:table-cell>
              <table:table-cell office:value-type="float" office:value="3493">
                <text:p>3493</text:p>
              </table:table-cell>
              <table:table-cell office:value-type="float" office:value="3437">
                <text:p>3437</text:p>
              </table:table-cell>
              <table:table-cell office:value-type="float" office:value="3841">
                <text:p>3841</text:p>
              </table:table-cell>
            </table:table-row>
            <table:table-row>
              <table:table-cell office:value-type="string">
                <text:p>Förderschüler des Berufskollegs als Förderschule</text:p>
                <draw:g>
                  <svg:desc>Tabelle2.A5:Tabelle2.A5</svg:desc>
                </draw:g>
              </table:table-cell>
              <table:table-cell office:value-type="float" office:value="5639">
                <text:p>5639</text:p>
                <draw:g>
                  <svg:desc>Tabelle2.B5:Tabelle2.K5</svg:desc>
                </draw:g>
              </table:table-cell>
              <table:table-cell office:value-type="float" office:value="5894">
                <text:p>5894</text:p>
              </table:table-cell>
              <table:table-cell office:value-type="float" office:value="6357">
                <text:p>6357</text:p>
              </table:table-cell>
              <table:table-cell office:value-type="float" office:value="6685">
                <text:p>6685</text:p>
              </table:table-cell>
              <table:table-cell office:value-type="float" office:value="6773">
                <text:p>6773</text:p>
              </table:table-cell>
              <table:table-cell office:value-type="float" office:value="7069">
                <text:p>7069</text:p>
              </table:table-cell>
              <table:table-cell office:value-type="float" office:value="7238">
                <text:p>7238</text:p>
              </table:table-cell>
              <table:table-cell office:value-type="float" office:value="7374">
                <text:p>7374</text:p>
              </table:table-cell>
              <table:table-cell office:value-type="float" office:value="7520">
                <text:p>7520</text:p>
              </table:table-cell>
              <table:table-cell office:value-type="float" office:value="7255">
                <text:p>725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Linux OpenOffice.org_project/330m20$Build-956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3cm" chart:symbol-height="0.3cm" chart:data-label-number="value" chart:data-label-text="false" chart:data-label-symbol="false">
        <chart:symbol-image xlink:href="Pictures/2000000D000000DF000000DF336B7471.svm" xlink:type="simple" xlink:actuate="onLoad"/>
      </style:chart-properties>
      <style:graphic-properties svg:stroke-width="0.08cm" svg:stroke-color="#aecf00" draw:fill-color="#aecf00"/>
      <style:text-properties fo:font-size="10pt" style:font-size-asian="10pt" style:font-size-complex="10pt"/>
    </style:style>
    <style:style style:name="ch8" style:family="chart" style:data-style-name="N3">
      <style:chart-properties chart:symbol-type="named-symbol" chart:symbol-name="arrow-up" chart:symbol-width="0.3cm" chart:symbol-height="0.3cm" chart:data-label-number="value" chart:data-label-text="false" chart:data-label-symbol="false">
        <chart:symbol-image xlink:href="Pictures/2000000D000000DF000000DF903272BD.svm" xlink:type="simple" xlink:actuate="onLoad"/>
      </style:chart-properties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102cm" svg:height="11.118cm" xlink:href=".." xlink:type="simple" chart:class="chart:line" chart:style-name="ch1">
        <chart:legend chart:legend-position="end" svg:x="11.344cm" svg:y="4.245cm" chart:style-name="ch2"/>
        <chart:plot-area chart:style-name="ch3" table:cell-range-address="Tabelle2.B1:Tabelle2.K1 Tabelle2.A4:Tabelle2.K4 Tabelle2.A6:Tabelle2.K6" chart:data-source-has-labels="both" svg:x="0.792cm" svg:y="1.023cm" svg:width="9.869cm" svg:height="9.453cm">
          <chartooo:coordinate-region svg:x="1.163cm" svg:y="1.023cm" svg:width="9.127cm" svg:height="8.806cm"/>
          <chart:axis chart:dimension="x" chart:name="primary-x" chart:style-name="ch4">
            <chart:categories table:cell-range-address="Tabelle2.B1:Tabelle2.K1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Tabelle2.B4:Tabelle2.K4" chart:label-cell-address="Tabelle2.A4:Tabelle2.A4" chart:class="chart:line">
            <chart:data-point chart:repeated="10"/>
          </chart:series>
          <chart:series chart:style-name="ch8" chart:values-cell-range-address="Tabelle2.B6:Tabelle2.K6" chart:label-cell-address="Tabelle2.A6:Tabelle2.A6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01</text:p>
                <draw:g>
                  <svg:desc>Tabelle2.B1:Tabelle2.K1</svg:desc>
                </draw:g>
              </table:table-cell>
              <table:table-cell office:value-type="string">
                <text:p>2002</text:p>
              </table:table-cell>
              <table:table-cell office:value-type="string">
                <text:p>2003</text:p>
              </table:table-cell>
              <table:table-cell office:value-type="string">
                <text:p>2004</text:p>
              </table:table-cell>
              <table:table-cell office:value-type="string">
                <text:p>2005</text:p>
              </table:table-cell>
              <table:table-cell office:value-type="string">
                <text:p>2006</text:p>
              </table:table-cell>
              <table:table-cell office:value-type="string">
                <text:p>2007</text:p>
              </table:table-cell>
              <table:table-cell office:value-type="string">
                <text:p>2008</text:p>
              </table:table-cell>
              <table:table-cell office:value-type="string">
                <text:p>2009</text:p>
              </table:table-cell>
              <table:table-cell office:value-type="string">
                <text:p>2010</text:p>
              </table:table-cell>
            </table:table-row>
          </table:table-header-rows>
          <table:table-rows>
            <table:table-row>
              <table:table-cell office:value-type="string">
                <text:p>Förderschüler am Regelberufskolleg schwerstbehindert</text:p>
                <draw:g>
                  <svg:desc>Tabelle2.A4:Tabelle2.A4</svg:desc>
                </draw:g>
              </table:table-cell>
              <table:table-cell office:value-type="float" office:value="10">
                <text:p>10</text:p>
                <draw:g>
                  <svg:desc>Tabelle2.B4:Tabelle2.K4</svg:desc>
                </draw:g>
              </table:table-cell>
              <table:table-cell office:value-type="float" office:value="22">
                <text:p>22</text:p>
              </table:table-cell>
              <table:table-cell office:value-type="float" office:value="44">
                <text:p>44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16">
                <text:p>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Förderschüler des Berufskollegs als Förderschule schwerstbehindert</text:p>
                <draw:g>
                  <svg:desc>Tabelle2.A6:Tabelle2.A6</svg:desc>
                </draw:g>
              </table:table-cell>
              <table:table-cell office:value-type="float" office:value="279">
                <text:p>279</text:p>
                <draw:g>
                  <svg:desc>Tabelle2.B6:Tabelle2.K6</svg:desc>
                </draw:g>
              </table:table-cell>
              <table:table-cell office:value-type="float" office:value="320">
                <text:p>320</text:p>
              </table:table-cell>
              <table:table-cell office:value-type="float" office:value="360">
                <text:p>360</text:p>
              </table:table-cell>
              <table:table-cell office:value-type="float" office:value="448">
                <text:p>448</text:p>
              </table:table-cell>
              <table:table-cell office:value-type="float" office:value="464">
                <text:p>464</text:p>
              </table:table-cell>
              <table:table-cell office:value-type="float" office:value="489">
                <text:p>489</text:p>
              </table:table-cell>
              <table:table-cell office:value-type="float" office:value="453">
                <text:p>453</text:p>
              </table:table-cell>
              <table:table-cell office:value-type="float" office:value="475">
                <text:p>475</text:p>
              </table:table-cell>
              <table:table-cell office:value-type="float" office:value="375">
                <text:p>375</text:p>
              </table:table-cell>
              <table:table-cell office:value-type="float" office:value="332">
                <text:p>33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Linux OpenOffice.org_project/330m20$Build-9567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3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 style:data-style-name="N3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3">
      <style:chart-properties chart:symbol-type="named-symbol" chart:symbol-name="square" chart:symbol-width="0.25cm" chart:symbol-height="0.25cm" chart:data-label-number="value" chart:data-label-text="false" chart:data-label-symbol="false">
        <chart:symbol-image xlink:href="Pictures/2000000D000000DD000000DDDC7CCDFB.svm" xlink:type="simple" xlink:actuate="onLoad"/>
      </style:chart-properties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chart:solid-type="cylinder" chart:symbol-type="named-symbol" chart:symbol-name="square" chart:symbol-width="0.25cm" chart:symbol-height="0.25cm"/>
    </style:style>
    <style:style style:name="ch13" style:family="chart" style:data-style-name="N3">
      <style:chart-properties chart:symbol-type="named-symbol" chart:symbol-name="diamond" chart:symbol-width="0.25cm" chart:symbol-height="0.25cm" chart:data-label-number="value" chart:data-label-text="false" chart:data-label-symbol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3">
      <style:chart-properties chart:symbol-type="named-symbol" chart:symbol-name="arrow-down" chart:symbol-width="0.25cm" chart:symbol-height="0.25cm" chart:data-label-number="value" chart:data-label-text="false" chart:data-label-symbol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 draw:opacity-name="ChartTransparencyGradient_20_1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9.312cm" svg:height="15.98cm" xlink:href=".." xlink:type="simple" chart:class="chart:line" chart:style-name="ch1">
        <chart:title svg:x="3.592cm" svg:y="0.608cm" chart:style-name="ch2">
          <text:p>Schüler in NRW in den Schuljahren 2001/2002 bis 2010/2011 </text:p>
        </chart:title>
        <chart:legend chart:legend-position="end" svg:x="19.877cm" svg:y="1.669cm" chart:style-name="ch3"/>
        <chart:plot-area chart:style-name="ch4" table:cell-range-address="Tabelle1.A10:Tabelle1.L13" chart:data-source-has-labels="both" svg:x="1.597cm" svg:y="2.191cm" svg:width="17.453cm" svg:height="12.489cm">
          <chartooo:coordinate-region svg:x="1.968cm" svg:y="2.39cm" svg:width="16.01cm" svg:height="11.643cm"/>
          <chart:axis chart:dimension="x" chart:name="primary-x" chart:style-name="ch5">
            <chart:title svg:x="18.125cm" svg:y="15.089cm" chart:style-name="ch6">
              <text:p>Jahr</text:p>
            </chart:title>
            <chart:categories table:cell-range-address="Tabelle1.B10:Tabelle1.L10"/>
            <chart:grid chart:style-name="ch7" chart:class="major"/>
          </chart:axis>
          <chart:axis chart:dimension="y" chart:name="primary-y" chart:style-name="ch8">
            <chart:title svg:x="0.694cm" svg:y="6.163cm" chart:style-name="ch9">
              <text:p>Anzah der Schüler X 1000</text:p>
            </chart:title>
          </chart:axis>
          <chart:axis chart:dimension="y" chart:name="secondary-y" chart:style-name="ch10"/>
          <chart:series chart:attached-axis="primary-y" chart:style-name="ch11" chart:values-cell-range-address="Tabelle1.B11:Tabelle1.L11" chart:label-cell-address="Tabelle1.A11:Tabelle1.A11" chart:class="chart:line">
            <chart:data-point/>
            <chart:data-point chart:style-name="ch12"/>
            <chart:data-point chart:repeated="9"/>
          </chart:series>
          <chart:series chart:attached-axis="primary-y" chart:style-name="ch13" chart:values-cell-range-address="Tabelle1.B12:Tabelle1.L12" chart:label-cell-address="Tabelle1.A12:Tabelle1.A12" chart:class="chart:line">
            <chart:data-point chart:repeated="11"/>
          </chart:series>
          <chart:series chart:attached-axis="primary-y" chart:style-name="ch14" chart:values-cell-range-address="Tabelle1.B13:Tabelle1.L13" chart:label-cell-address="Tabelle1.A13:Tabelle1.A13" chart:class="chart:line">
            <chart:data-point chart:repeated="1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00</text:p>
                <draw:g>
                  <svg:desc>Tabelle1.B10:Tabelle1.L10</svg:desc>
                </draw:g>
              </table:table-cell>
              <table:table-cell office:value-type="string">
                <text:p>2001</text:p>
              </table:table-cell>
              <table:table-cell office:value-type="string">
                <text:p>2002</text:p>
              </table:table-cell>
              <table:table-cell office:value-type="string">
                <text:p>2003</text:p>
              </table:table-cell>
              <table:table-cell office:value-type="string">
                <text:p>2004</text:p>
              </table:table-cell>
              <table:table-cell office:value-type="string">
                <text:p>2005</text:p>
              </table:table-cell>
              <table:table-cell office:value-type="string">
                <text:p>2006</text:p>
              </table:table-cell>
              <table:table-cell office:value-type="string">
                <text:p>2007</text:p>
              </table:table-cell>
              <table:table-cell office:value-type="string">
                <text:p>2008</text:p>
              </table:table-cell>
              <table:table-cell office:value-type="string">
                <text:p>2009</text:p>
              </table:table-cell>
              <table:table-cell office:value-type="string">
                <text:p>2010</text:p>
              </table:table-cell>
            </table:table-row>
          </table:table-header-rows>
          <table:table-rows>
            <table:table-row>
              <table:table-cell office:value-type="string">
                <text:p>Schüler aller Schulen</text:p>
                <draw:g>
                  <svg:desc>Tabelle1.A11:Tabelle1.A11</svg:desc>
                </draw:g>
              </table:table-cell>
              <table:table-cell office:value-type="float" office:value="2859.677">
                <text:p>2859.677</text:p>
                <draw:g>
                  <svg:desc>Tabelle1.B11:Tabelle1.L11</svg:desc>
                </draw:g>
              </table:table-cell>
              <table:table-cell office:value-type="float" office:value="2871.584">
                <text:p>2871.584</text:p>
              </table:table-cell>
              <table:table-cell office:value-type="float" office:value="2886.101">
                <text:p>2886.101</text:p>
              </table:table-cell>
              <table:table-cell office:value-type="float" office:value="2908.107">
                <text:p>2908.107</text:p>
              </table:table-cell>
              <table:table-cell office:value-type="float" office:value="2913.332">
                <text:p>2913.332</text:p>
              </table:table-cell>
              <table:table-cell office:value-type="float" office:value="2903.426">
                <text:p>2903.426</text:p>
              </table:table-cell>
              <table:table-cell office:value-type="float" office:value="2880.193">
                <text:p>2880.193</text:p>
              </table:table-cell>
              <table:table-cell office:value-type="float" office:value="2861.251">
                <text:p>2861.251</text:p>
              </table:table-cell>
              <table:table-cell office:value-type="float" office:value="2826.162">
                <text:p>2826.162</text:p>
              </table:table-cell>
              <table:table-cell office:value-type="float" office:value="2799.259">
                <text:p>2799.259</text:p>
              </table:table-cell>
              <table:table-cell office:value-type="float" office:value="2754.304">
                <text:p>2754.304</text:p>
              </table:table-cell>
            </table:table-row>
            <table:table-row>
              <table:table-cell office:value-type="string">
                <text:p>Berufskolleg (ohne FörderBKs)</text:p>
                <draw:g>
                  <svg:desc>Tabelle1.A12:Tabelle1.A12</svg:desc>
                </draw:g>
              </table:table-cell>
              <table:table-cell office:value-type="float" office:value="546.994">
                <text:p>546.994</text:p>
                <draw:g>
                  <svg:desc>Tabelle1.B12:Tabelle1.L12</svg:desc>
                </draw:g>
              </table:table-cell>
              <table:table-cell office:value-type="float" office:value="554.22">
                <text:p>554.22</text:p>
              </table:table-cell>
              <table:table-cell office:value-type="float" office:value="557.089">
                <text:p>557.089</text:p>
              </table:table-cell>
              <table:table-cell office:value-type="float" office:value="562.632">
                <text:p>562.632</text:p>
              </table:table-cell>
              <table:table-cell office:value-type="float" office:value="573.006">
                <text:p>573.006</text:p>
              </table:table-cell>
              <table:table-cell office:value-type="float" office:value="581.101">
                <text:p>581.101</text:p>
              </table:table-cell>
              <table:table-cell office:value-type="float" office:value="588.638">
                <text:p>588.638</text:p>
              </table:table-cell>
              <table:table-cell office:value-type="float" office:value="603.691">
                <text:p>603.691</text:p>
              </table:table-cell>
              <table:table-cell office:value-type="float" office:value="613.07">
                <text:p>613.07</text:p>
              </table:table-cell>
              <table:table-cell office:value-type="float" office:value="614.89">
                <text:p>614.89</text:p>
              </table:table-cell>
              <table:table-cell office:value-type="float" office:value="605.765">
                <text:p>605.765</text:p>
              </table:table-cell>
            </table:table-row>
            <table:table-row>
              <table:table-cell office:value-type="string">
                <text:p>Förderschüler (Primarstufe und Sekundarstufen I u.II)</text:p>
                <draw:g>
                  <svg:desc>Tabelle1.A13:Tabelle1.A13</svg:desc>
                </draw:g>
              </table:table-cell>
              <table:table-cell office:value-type="float" office:value="100.12">
                <text:p>100.12</text:p>
                <draw:g>
                  <svg:desc>Tabelle1.B13:Tabelle1.L13</svg:desc>
                </draw:g>
              </table:table-cell>
              <table:table-cell office:value-type="float" office:value="104.099">
                <text:p>104.099</text:p>
              </table:table-cell>
              <table:table-cell office:value-type="float" office:value="107.962">
                <text:p>107.962</text:p>
              </table:table-cell>
              <table:table-cell office:value-type="float" office:value="110.65">
                <text:p>110.65</text:p>
              </table:table-cell>
              <table:table-cell office:value-type="float" office:value="111.085">
                <text:p>111.085</text:p>
              </table:table-cell>
              <table:table-cell office:value-type="float" office:value="109.824">
                <text:p>109.824</text:p>
              </table:table-cell>
              <table:table-cell office:value-type="float" office:value="109.883">
                <text:p>109.883</text:p>
              </table:table-cell>
              <table:table-cell office:value-type="float" office:value="109.636">
                <text:p>109.636</text:p>
              </table:table-cell>
              <table:table-cell office:value-type="float" office:value="108.854">
                <text:p>108.854</text:p>
              </table:table-cell>
              <table:table-cell office:value-type="float" office:value="108.021">
                <text:p>108.021</text:p>
              </table:table-cell>
              <table:table-cell office:value-type="float" office:value="105.545">
                <text:p>105.54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Linux OpenOffice.org_project/330m20$Build-9567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cm" draw:rotation="0"/>
    <draw:opacity draw:name="ChartTransparencyGradient_20_1" draw:display-name="ChartTransparencyGradient 1" draw:style="linear" draw:start="100%" draw:end="0%" draw:angle="0" draw:border="0%"/>
    <draw:stroke-dash draw:name="Dash_20_1" draw:display-name="Dash 1" draw:style="rect" draw:dots1="1" draw:dots1-length="0.02cm" draw:dots2="1" draw:dots2-length="0.02cm" draw:distance="0.02cm"/>
  </office:styles>
</office:document-styles>
</file>